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 style:master-page-name="">
      <loext:graphic-properties draw:fill="none"/>
      <style:paragraph-properties fo:margin-left="0.5in" fo:margin-right="0in" fo:margin-top="0.0791in" fo:margin-bottom="0.0791in" loext:contextual-spacing="false" fo:text-indent="-0.3752in" style:auto-text-indent="false" style:page-number="auto" fo:background-color="transparent">
        <style:tab-stops/>
      </style:paragraph-properties>
      <style:text-properties fo:color="#669900"/>
    </style:style>
    <style:style style:name="P2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669900" officeooo:paragraph-rsid="0006f8c6"/>
    </style:style>
    <style:style style:name="P3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669900" officeooo:paragraph-rsid="00073245"/>
    </style:style>
    <style:style style:name="P4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cc00cc" officeooo:paragraph-rsid="000b3ed9"/>
    </style:style>
    <style:style style:name="P5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cc3300" officeooo:paragraph-rsid="000c9b44"/>
    </style:style>
    <style:style style:name="P6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cc3300" officeooo:paragraph-rsid="000e8a6b"/>
    </style:style>
    <style:style style:name="P7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cc3300" officeooo:paragraph-rsid="0010147e"/>
    </style:style>
    <style:style style:name="P8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ff9900" officeooo:paragraph-rsid="001192e2"/>
    </style:style>
    <style:style style:name="P9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ff9900" officeooo:paragraph-rsid="001233bd"/>
    </style:style>
    <style:style style:name="P10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ff9900" officeooo:paragraph-rsid="001307c9"/>
    </style:style>
    <style:style style:name="P11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0066ff" officeooo:paragraph-rsid="001307c9"/>
    </style:style>
    <style:style style:name="P12" style:family="paragraph" style:parent-style-name="Standard" style:list-style-name="L1">
      <loext:graphic-properties draw:fill="none"/>
      <style:paragraph-properties fo:margin-left="0.5in" fo:margin-right="0in" fo:margin-top="0.0791in" fo:margin-bottom="0.0791in" loext:contextual-spacing="false" fo:text-indent="-0.3752in" style:auto-text-indent="false" fo:background-color="transparent">
        <style:tab-stops/>
      </style:paragraph-properties>
      <style:text-properties fo:color="#0066ff" officeooo:paragraph-rsid="00176767"/>
    </style:style>
    <style:style style:name="T1" style:family="text">
      <style:text-properties fo:font-weight="bold"/>
    </style:style>
    <style:style style:name="T2" style:family="text">
      <style:text-properties fo:font-weight="bold" officeooo:rsid="00073245"/>
    </style:style>
    <style:style style:name="T3" style:family="text">
      <style:text-properties fo:font-weight="bold" officeooo:rsid="001aa1c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114c" style:font-weight-asian="bold" style:font-weight-complex="bold"/>
    </style:style>
    <style:style style:name="T6" style:family="text">
      <style:text-properties officeooo:rsid="00073245"/>
    </style:style>
    <style:style style:name="T7" style:family="text">
      <style:text-properties officeooo:rsid="0009aa3a"/>
    </style:style>
    <style:style style:name="T8" style:family="text">
      <style:text-properties officeooo:rsid="000b3ed9"/>
    </style:style>
    <style:style style:name="T9" style:family="text">
      <style:text-properties officeooo:rsid="000c9b44"/>
    </style:style>
    <style:style style:name="T10" style:family="text">
      <style:text-properties officeooo:rsid="000e8a6b"/>
    </style:style>
    <style:style style:name="T11" style:family="text">
      <style:text-properties officeooo:rsid="0010147e"/>
    </style:style>
    <style:style style:name="T12" style:family="text">
      <style:text-properties officeooo:rsid="001192e2"/>
    </style:style>
    <style:style style:name="T13" style:family="text">
      <style:text-properties officeooo:rsid="001233bd"/>
    </style:style>
    <style:style style:name="T14" style:family="text">
      <style:text-properties officeooo:rsid="001307c9"/>
    </style:style>
    <style:style style:name="T15" style:family="text">
      <style:text-properties officeooo:rsid="00176767"/>
    </style:style>
    <style:style style:name="T16" style:family="text">
      <style:text-properties fo:color="#ff9900" officeooo:rsid="001192e2"/>
    </style:style>
    <style:style style:name="T17" style:family="text">
      <style:text-properties officeooo:rsid="0022114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114c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74166519383905225" text:style-name="L1">
        <text:list-item>
          <text:p text:style-name="P1"><text:span text:style-name="T7">(1) </text:span>Meg Reeny says: "Between <text:span text:style-name="T1">2:33</text:span> and curling, I played billiards with Jo Ranger."</text:p>
        </text:list-item>
        <text:list-item>
          <text:p text:style-name="P2"><text:span text:style-name="T7">(8) </text:span>Meg Reeny says: "A total of <text:span text:style-name="T1">691</text:span> minutes were spent solving maths puzzles."</text:p>
        </text:list-item>
        <text:list-item>
          <text:p text:style-name="P3"><text:span text:style-name="T7">(23) Meg Reeny says: "</text:span><text:span text:style-name="T2">1:32</text:span><text:span text:style-name="T6"> was during my 83 minute ski"</text:span></text:p>
        </text:list-item>
        <text:list-item>
          <text:p text:style-name="P3"><text:span text:style-name="T7">(7) Meg Reeny says: "The number of minutes the curling game lasted is a factor of </text:span><text:span text:style-name="T2">969</text:span><text:span text:style-name="T6">."</text:span></text:p>
        </text:list-item>
        <text:list-item>
          <text:p text:style-name="P3"><text:span text:style-name="T7">(20) </text:span>Meg Reeny says: "Jo Ranger started skiing at <text:span text:style-name="T1">7:30</text:span>."</text:p>
        </text:list-item>
        <text:list-item>
          <text:p text:style-name="P3"><text:span text:style-name="T7">(10) </text:span>Meg Reeny says: "Between 0:00 and <text:span text:style-name="T1">1:10</text:span>, I was ice skating."</text:p>
        </text:list-item>
        <text:list-item>
          <text:p text:style-name="P3"><text:span text:style-name="T7">(11) </text:span>Meg Reeny says: "I spent <text:span text:style-name="T1">108</text:span> minutes solving maths puzzles with Bob Luey."</text:p>
        </text:list-item>
        <text:list-item>
          <text:p text:style-name="P4"><text:span text:style-name="T8">(15) </text:span>Kip Urples says: "The curling match lasted <text:span text:style-name="T1">323</text:span> minutes."</text:p>
        </text:list-item>
        <text:list-item>
          <text:p text:style-name="P4"><text:span text:style-name="T8">(13) </text:span>Kip Urples says: "Jo Ranger started skiing at <text:span text:style-name="T1">6:08</text:span>."</text:p>
        </text:list-item>
        <text:list-item>
          <text:p text:style-name="P5"><text:span text:style-name="T9">(24) </text:span>Fred Metcalfe says: "In total, Jo Ranger and Meg Reeny spent <text:span text:style-name="T1">1</text:span> hours and <text:span text:style-name="T3">57</text:span> minute having lunch."</text:p>
        </text:list-item>
        <text:list-item>
          <text:p text:style-name="P6"><text:span text:style-name="T10">(14) </text:span>Fred Metcalfe says: "I spent <text:span text:style-name="T1">135</text:span> minutes playing chess with Meg Reeny."</text:p>
        </text:list-item>
        <text:list-item>
          <text:p text:style-name="P6"><text:span text:style-name="T10">(22) </text:span>Fred Metcalfe says: "Bob Luey, Kip Urples and I finished lunch at <text:span text:style-name="T1">3:30</text:span>."</text:p>
        </text:list-item>
        <text:list-item>
          <text:p text:style-name="P7"><text:span text:style-name="T11">(12) </text:span>Fred Metcalfe says: "Between 3:30 and 4:45, there were <text:span text:style-name="T1">3</text:span> people climbing."</text:p>
        </text:list-item>
        <text:list-item>
          <text:p text:style-name="P7"><text:span text:style-name="T11">(21) </text:span>Fred Metcalfe says: "In total, Bob Luey, Meg Reeny and I spent <text:span text:style-name="T1">269</text:span> minutes ice skating."</text:p>
        </text:list-item>
        <text:list-item>
          <text:p text:style-name="P7"><text:span text:style-name="T11">(9) </text:span>Fred Metcalfe says: "At <text:span text:style-name="T1">2:52</text:span>, I started having lunch with Bob Luey and Kip Urples."</text:p>
        </text:list-item>
        <text:list-item>
          <text:p text:style-name="P7"><text:span text:style-name="T11">(2) </text:span>Fred Metcalfe says: "I was solving maths puzzles for <text:span text:style-name="T1">172</text:span> minutes."</text:p>
        </text:list-item>
        <text:list-item>
          <text:p text:style-name="P8"><text:span text:style-name="T12">(17) </text:span>Jo Ranger says: "I played table tennis with Fred Metcalfe and Meg Reeny for <text:span text:style-name="T4">2+8+5 </text:span><text:span text:style-name="T5">= 15</text:span><text:span text:style-name="T17"> </text:span>minutes."</text:p>
        </text:list-item>
        <text:list-item>
          <text:p text:style-name="P8"><text:span text:style-name="T12">(16) </text:span>Jo Ranger says: "I started skiing with Bob Luey, and finished before Bob Luey at <text:span text:style-name="T1">8:45</text:span>."</text:p>
        </text:list-item>
        <text:list-item>
          <text:p text:style-name="P8"><text:span text:style-name="T12">(5) </text:span>Jo Ranger says: "At <text:span text:style-name="T1">4:45</text:span>, Fred Metcalfe, Bob Luey, Kip Urples and I started a curling match."</text:p>
        </text:list-item>
        <text:list-item>
          <text:p text:style-name="P9"><text:span text:style-name="T13">(19) </text:span>Jo Ranger says: "At <text:span text:style-name="T1">1:12</text:span>, Fred Metcalfe and I were both in the middle of maths puzzles."</text:p>
        </text:list-item>
        <text:list-item>
          <text:p text:style-name="P9"><text:span text:style-name="T13">(3) </text:span>Jo Ranger says: "Straight after curling, I had a <text:span text:style-name="T1">108</text:span> minute game of chess with Kip Urples."</text:p>
        </text:list-item>
        <text:list-item>
          <text:p text:style-name="P10"><text:span text:style-name="T14">(18) </text:span>Jo Ranger says: "I spent <text:span text:style-name="T1">153</text:span> minutes solving maths puzzles."</text:p>
        </text:list-item>
        <text:list-item>
          <text:p text:style-name="P11"><text:span text:style-name="T15">(4) </text:span>Bob Luey says: "I went for a <text:span text:style-name="T1">150</text:span> minute ski."</text:p>
        </text:list-item>
        <text:list-item>
          <text:p text:style-name="P12"><text:span text:style-name="T15">(6) </text:span>Bob Luey says: "I played billiards with Kip Urples from 0:00 until <text:span text:style-name="T1">1:21</text:span>."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7:42:43.300439546</meta:creation-date>
    <dc:date>2018-12-25T18:34:20.219044698</dc:date>
    <meta:editing-duration>PT30M35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366" meta:character-count="1935" meta:non-whitespace-character-count="1617"/>
  </office:meta>
</office:document-meta>
</file>